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xml:id="id1" draw:id="id1" draw:layer="layout" svg:width="1.4cm" svg:height="1.2cm" svg:x="9.269cm" svg:y="3.934cm">
          <text:p text:style-name="P1">*a</text:p>
        </draw:rect>
        <draw:rect draw:style-name="gr1" draw:text-style-name="P1" xml:id="id3" draw:id="id3" draw:layer="layout" svg:width="1.4cm" svg:height="1.2cm" svg:x="10.669cm" svg:y="3.934cm">
          <text:p text:style-name="P1">*b</text:p>
        </draw:rect>
        <draw:rect draw:style-name="gr1" draw:text-style-name="P1" xml:id="id5" draw:id="id5" draw:layer="layout" svg:width="1.4cm" svg:height="1.2cm" svg:x="12.069cm" svg:y="3.934cm">
          <text:p text:style-name="P1">*c</text:p>
        </draw:rect>
        <draw:rect draw:style-name="gr1" draw:text-style-name="P1" xml:id="id7" draw:id="id7" draw:layer="layout" svg:width="1.4cm" svg:height="1.2cm" svg:x="13.469cm" svg:y="3.934cm">
          <text:p text:style-name="P1">*d</text:p>
        </draw:rect>
        <draw:rect draw:style-name="gr1" draw:text-style-name="P1" xml:id="id9" draw:id="id9" draw:layer="layout" svg:width="1.4cm" svg:height="1.2cm" svg:x="14.869cm" svg:y="3.934cm">
          <text:p text:style-name="P1">*e</text:p>
        </draw:rect>
        <draw:rect draw:style-name="gr1" draw:text-style-name="P1" xml:id="id11" draw:id="id11" draw:layer="layout" svg:width="1.4cm" svg:height="1.2cm" svg:x="16.269cm" svg:y="3.934cm">
          <text:p text:style-name="P1">*f</text:p>
        </draw:rect>
        <draw:custom-shape draw:style-name="gr2" draw:text-style-name="P1" xml:id="id2" draw:id="id2" draw:layer="layout" svg:width="4cm" svg:height="1.4cm" svg:x="4.8cm" svg:y="8.4cm">
          <text:p text:style-name="P1">Object 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1.4cm" svg:x="4.8cm" svg:y="11cm">
          <text:p text:style-name="P1">Object B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cm" svg:height="1.4cm" svg:x="4.8cm" svg:y="13.4cm">
          <text:p text:style-name="P1">Object C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cm" svg:height="1.4cm" svg:x="18cm" svg:y="13.4cm">
          <text:p text:style-name="P1">Object 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cm" svg:height="1.4cm" svg:x="18cm" svg:y="10.8cm">
          <text:p text:style-name="P1">Object E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cm" svg:height="1.4cm" svg:x="18cm" svg:y="8.2cm">
          <text:p text:style-name="P1">Object F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1cm" svg:x="9.669cm" svg:y="3.013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11.069cm" svg:y="3.013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12.469cm" svg:y="3.013cm">
          <draw:text-box>
            <text:p text:style-name="P2"><text:span text:style-name="T1">2</text:span></text:p>
          </draw:text-box>
        </draw:frame>
        <draw:frame draw:style-name="gr3" draw:text-style-name="P2" draw:layer="layout" svg:width="0.739cm" svg:height="0.721cm" svg:x="13.869cm" svg:y="3.013cm">
          <draw:text-box>
            <text:p text:style-name="P2"><text:span text:style-name="T1">3</text:span></text:p>
          </draw:text-box>
        </draw:frame>
        <draw:frame draw:style-name="gr3" draw:text-style-name="P2" draw:layer="layout" svg:width="0.739cm" svg:height="0.721cm" svg:x="15.23cm" svg:y="3.013cm">
          <draw:text-box>
            <text:p text:style-name="P2"><text:span text:style-name="T1">4</text:span></text:p>
          </draw:text-box>
        </draw:frame>
        <draw:frame draw:style-name="gr3" draw:text-style-name="P2" draw:layer="layout" svg:width="0.739cm" svg:height="0.721cm" svg:x="16.569cm" svg:y="3.013cm">
          <draw:text-box>
            <text:p text:style-name="P2"><text:span text:style-name="T1">5</text:span></text:p>
          </draw:text-box>
        </draw:frame>
        <draw:frame draw:style-name="gr4" draw:layer="layout" svg:width="2.902cm" svg:height="0.962cm" svg:x="12cm" svg:y="1.038cm">
          <draw:text-box>
            <text:p>NSArray</text:p>
          </draw:text-box>
        </draw:frame>
        <draw:connector draw:style-name="gr5" draw:text-style-name="P1" draw:layer="layout" svg:x1="9.969cm" svg:y1="5.134cm" svg:x2="8.8cm" svg:y2="9.1cm" draw:start-shape="id1" draw:start-glue-point="2" draw:end-shape="id2" draw:end-glue-point="1" svg:d="m9969 5134v3966h-1169">
          <text:p/>
        </draw:connector>
        <draw:connector draw:style-name="gr5" draw:text-style-name="P1" draw:layer="layout" svg:x1="11.369cm" svg:y1="5.134cm" svg:x2="8.8cm" svg:y2="11.7cm" draw:start-shape="id3" draw:start-glue-point="2" draw:end-shape="id4" draw:end-glue-point="1" svg:d="m11369 5134v6566h-2569">
          <text:p/>
        </draw:connector>
        <draw:connector draw:style-name="gr5" draw:text-style-name="P1" draw:layer="layout" svg:x1="12.769cm" svg:y1="5.134cm" svg:x2="8.8cm" svg:y2="14.1cm" draw:start-shape="id5" draw:start-glue-point="2" draw:end-shape="id6" draw:end-glue-point="1" svg:d="m12769 5134v8966h-3969">
          <text:p/>
        </draw:connector>
        <draw:connector draw:style-name="gr5" draw:text-style-name="P1" draw:layer="layout" svg:x1="14.169cm" svg:y1="5.134cm" svg:x2="18cm" svg:y2="14.1cm" draw:start-shape="id7" draw:start-glue-point="2" draw:end-shape="id8" draw:end-glue-point="3" svg:d="m14169 5134v8966h3831">
          <text:p/>
        </draw:connector>
        <draw:connector draw:style-name="gr5" draw:text-style-name="P1" draw:layer="layout" svg:x1="15.569cm" svg:y1="5.134cm" svg:x2="18cm" svg:y2="11.5cm" draw:start-shape="id9" draw:start-glue-point="2" draw:end-shape="id10" draw:end-glue-point="3" svg:d="m15569 5134v6366h2431">
          <text:p/>
        </draw:connector>
        <draw:connector draw:style-name="gr5" draw:text-style-name="P1" draw:layer="layout" svg:x1="16.969cm" svg:y1="5.134cm" svg:x2="18cm" svg:y2="8.9cm" draw:start-shape="id11" draw:start-glue-point="2" draw:end-shape="id12" draw:end-glue-point="3" svg:d="m16969 5134v3766h1031">
          <text:p/>
        </draw:connector>
        <draw:line draw:style-name="gr5" draw:text-style-name="P1" draw:layer="layout" svg:x1="14.2cm" svg:y1="18.4cm" svg:x2="11.8cm" svg:y2="14.8cm">
          <text:p/>
        </draw:line>
        <draw:frame draw:style-name="gr4" draw:layer="layout" svg:width="2.373cm" svg:height="0.962cm" svg:x="14.6cm" svg:y="18.2cm">
          <draw:text-box>
            <text:p>Strong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1" xml:id="id13" draw:id="id13" draw:layer="layout" svg:width="1.4cm" svg:height="1.2cm" svg:x="9.269cm" svg:y="3.935cm">
          <text:p text:style-name="P1">*a</text:p>
        </draw:rect>
        <draw:rect draw:style-name="gr1" draw:text-style-name="P1" xml:id="id15" draw:id="id15" draw:layer="layout" svg:width="1.4cm" svg:height="1.2cm" svg:x="10.669cm" svg:y="3.935cm">
          <text:p text:style-name="P1">*b</text:p>
        </draw:rect>
        <draw:rect draw:style-name="gr1" draw:text-style-name="P1" xml:id="id17" draw:id="id17" draw:layer="layout" svg:width="1.4cm" svg:height="1.2cm" svg:x="12.069cm" svg:y="3.935cm">
          <text:p text:style-name="P1">*c</text:p>
        </draw:rect>
        <draw:rect draw:style-name="gr1" draw:text-style-name="P1" xml:id="id19" draw:id="id19" draw:layer="layout" svg:width="1.4cm" svg:height="1.2cm" svg:x="13.469cm" svg:y="3.935cm">
          <text:p text:style-name="P1">*d</text:p>
        </draw:rect>
        <draw:rect draw:style-name="gr1" draw:text-style-name="P1" xml:id="id21" draw:id="id21" draw:layer="layout" svg:width="1.4cm" svg:height="1.2cm" svg:x="14.869cm" svg:y="3.935cm">
          <text:p text:style-name="P1">*e</text:p>
        </draw:rect>
        <draw:rect draw:style-name="gr1" draw:text-style-name="P1" xml:id="id23" draw:id="id23" draw:layer="layout" svg:width="1.4cm" svg:height="1.2cm" svg:x="16.269cm" svg:y="3.935cm">
          <text:p text:style-name="P1">*f</text:p>
        </draw:rect>
        <draw:custom-shape draw:style-name="gr2" draw:text-style-name="P1" xml:id="id14" draw:id="id14" draw:layer="layout" svg:width="4cm" svg:height="1.4cm" svg:x="4.8cm" svg:y="8.401cm">
          <text:p text:style-name="P1">Object A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4cm" svg:height="1.4cm" svg:x="4.8cm" svg:y="11.001cm">
          <text:p text:style-name="P1">Object B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cm" svg:height="1.4cm" svg:x="4.8cm" svg:y="13.401cm">
          <text:p text:style-name="P1">Object C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4cm" svg:height="1.4cm" svg:x="18cm" svg:y="13.401cm">
          <text:p text:style-name="P1">Object D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4cm" svg:height="1.4cm" svg:x="18cm" svg:y="10.801cm">
          <text:p text:style-name="P1">Object E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4cm" svg:height="1.4cm" svg:x="18cm" svg:y="8.201cm">
          <text:p text:style-name="P1">Object F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1cm" svg:x="9.669cm" svg:y="3.014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11.069cm" svg:y="3.014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12.469cm" svg:y="3.014cm">
          <draw:text-box>
            <text:p text:style-name="P2"><text:span text:style-name="T1">2</text:span></text:p>
          </draw:text-box>
        </draw:frame>
        <draw:frame draw:style-name="gr3" draw:text-style-name="P2" draw:layer="layout" svg:width="0.739cm" svg:height="0.721cm" svg:x="13.869cm" svg:y="3.014cm">
          <draw:text-box>
            <text:p text:style-name="P2"><text:span text:style-name="T1">3</text:span></text:p>
          </draw:text-box>
        </draw:frame>
        <draw:frame draw:style-name="gr3" draw:text-style-name="P2" draw:layer="layout" svg:width="0.739cm" svg:height="0.721cm" svg:x="15.23cm" svg:y="3.014cm">
          <draw:text-box>
            <text:p text:style-name="P2"><text:span text:style-name="T1">4</text:span></text:p>
          </draw:text-box>
        </draw:frame>
        <draw:frame draw:style-name="gr3" draw:text-style-name="P2" draw:layer="layout" svg:width="0.739cm" svg:height="0.721cm" svg:x="16.569cm" svg:y="3.014cm">
          <draw:text-box>
            <text:p text:style-name="P2"><text:span text:style-name="T1">5</text:span></text:p>
          </draw:text-box>
        </draw:frame>
        <draw:frame draw:style-name="gr4" draw:layer="layout" svg:width="2.902cm" svg:height="0.962cm" svg:x="12cm" svg:y="1.039cm">
          <draw:text-box>
            <text:p>NSArray</text:p>
          </draw:text-box>
        </draw:frame>
        <draw:connector draw:style-name="gr5" draw:text-style-name="P1" draw:layer="layout" svg:x1="9.969cm" svg:y1="5.135cm" svg:x2="8.8cm" svg:y2="9.101cm" draw:start-shape="id13" draw:start-glue-point="2" draw:end-shape="id14" draw:end-glue-point="1" svg:d="m9969 5135v3966h-1169">
          <text:p/>
        </draw:connector>
        <draw:connector draw:style-name="gr5" draw:text-style-name="P1" draw:layer="layout" svg:x1="11.369cm" svg:y1="5.135cm" svg:x2="8.8cm" svg:y2="11.701cm" draw:start-shape="id15" draw:start-glue-point="2" draw:end-shape="id16" draw:end-glue-point="1" svg:d="m11369 5135v6566h-2569">
          <text:p/>
        </draw:connector>
        <draw:connector draw:style-name="gr5" draw:text-style-name="P1" draw:layer="layout" svg:x1="12.769cm" svg:y1="5.135cm" svg:x2="8.8cm" svg:y2="14.101cm" draw:start-shape="id17" draw:start-glue-point="2" draw:end-shape="id18" draw:end-glue-point="1" svg:d="m12769 5135v8966h-3969">
          <text:p/>
        </draw:connector>
        <draw:connector draw:style-name="gr5" draw:text-style-name="P1" draw:layer="layout" svg:x1="14.169cm" svg:y1="5.135cm" svg:x2="18cm" svg:y2="14.101cm" draw:start-shape="id19" draw:start-glue-point="2" draw:end-shape="id20" draw:end-glue-point="3" svg:d="m14169 5135v8966h3831">
          <text:p/>
        </draw:connector>
        <draw:connector draw:style-name="gr5" draw:text-style-name="P1" draw:layer="layout" svg:x1="15.569cm" svg:y1="5.135cm" svg:x2="18cm" svg:y2="11.501cm" draw:start-shape="id21" draw:start-glue-point="2" draw:end-shape="id22" draw:end-glue-point="3" svg:d="m15569 5135v6366h2431">
          <text:p/>
        </draw:connector>
        <draw:connector draw:style-name="gr5" draw:text-style-name="P1" draw:layer="layout" svg:x1="16.969cm" svg:y1="5.135cm" svg:x2="18cm" svg:y2="8.901cm" draw:start-shape="id23" draw:start-glue-point="2" draw:end-shape="id24" draw:end-glue-point="3" svg:d="m16969 5135v3766h1031">
          <text:p/>
        </draw:connector>
        <draw:rect draw:style-name="gr1" draw:text-style-name="P1" xml:id="id25" draw:id="id25" draw:layer="layout" svg:width="1.4cm" svg:height="1.2cm" svg:x="9.2cm" svg:y="18.921cm">
          <text:p text:style-name="P1">*a</text:p>
        </draw:rect>
        <draw:rect draw:style-name="gr1" draw:text-style-name="P1" xml:id="id28" draw:id="id28" draw:layer="layout" svg:width="1.4cm" svg:height="1.2cm" svg:x="10.6cm" svg:y="18.921cm">
          <text:p text:style-name="P1">*d</text:p>
        </draw:rect>
        <draw:rect draw:style-name="gr1" draw:text-style-name="P1" xml:id="id29" draw:id="id29" draw:layer="layout" svg:width="1.4cm" svg:height="1.2cm" svg:x="12cm" svg:y="18.921cm">
          <text:p text:style-name="P1">*e</text:p>
        </draw:rect>
        <draw:rect draw:style-name="gr1" draw:text-style-name="P1" xml:id="id30" draw:id="id30" draw:layer="layout" svg:width="1.4cm" svg:height="1.2cm" svg:x="13.4cm" svg:y="18.921cm">
          <text:p text:style-name="P1">*f</text:p>
        </draw:rect>
        <draw:rect draw:style-name="gr1" draw:text-style-name="P1" xml:id="id27" draw:id="id27" draw:layer="layout" svg:width="1.4cm" svg:height="1.2cm" svg:x="14.8cm" svg:y="18.921cm">
          <text:p text:style-name="P1">*b</text:p>
        </draw:rect>
        <draw:rect draw:style-name="gr1" draw:text-style-name="P1" xml:id="id26" draw:id="id26" draw:layer="layout" svg:width="1.4cm" svg:height="1.2cm" svg:x="16.2cm" svg:y="18.921cm">
          <text:p text:style-name="P1">*c</text:p>
        </draw:rect>
        <draw:frame draw:style-name="gr3" draw:text-style-name="P2" draw:layer="layout" svg:width="0.739cm" svg:height="0.721cm" svg:x="9.6cm" svg:y="20.121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11cm" svg:y="20.121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12.4cm" svg:y="20.121cm">
          <draw:text-box>
            <text:p text:style-name="P2"><text:span text:style-name="T1">2</text:span></text:p>
          </draw:text-box>
        </draw:frame>
        <draw:frame draw:style-name="gr3" draw:text-style-name="P2" draw:layer="layout" svg:width="0.739cm" svg:height="0.721cm" svg:x="13.8cm" svg:y="20.121cm">
          <draw:text-box>
            <text:p text:style-name="P2"><text:span text:style-name="T1">3</text:span></text:p>
          </draw:text-box>
        </draw:frame>
        <draw:frame draw:style-name="gr3" draw:text-style-name="P2" draw:layer="layout" svg:width="0.739cm" svg:height="0.721cm" svg:x="15.161cm" svg:y="20.121cm">
          <draw:text-box>
            <text:p text:style-name="P2"><text:span text:style-name="T1">4</text:span></text:p>
          </draw:text-box>
        </draw:frame>
        <draw:frame draw:style-name="gr3" draw:text-style-name="P2" draw:layer="layout" svg:width="0.739cm" svg:height="0.721cm" svg:x="16.5cm" svg:y="20.121cm">
          <draw:text-box>
            <text:p text:style-name="P2"><text:span text:style-name="T1">5</text:span></text:p>
          </draw:text-box>
        </draw:frame>
        <draw:connector draw:style-name="gr7" draw:text-style-name="P1" draw:layer="layout" draw:line-skew="-2.899cm" svg:x1="9.2cm" svg:y1="19.521cm" svg:x2="4.8cm" svg:y2="9.101cm" draw:start-shape="id25" draw:start-glue-point="3" draw:end-shape="id14" draw:end-glue-point="3" svg:d="m9200 19521h-7800v-10420h3400">
          <text:p/>
        </draw:connector>
        <draw:connector draw:style-name="gr7" draw:text-style-name="P1" draw:layer="layout" draw:line-skew="0.139cm -0.899cm" svg:x1="16.9cm" svg:y1="18.921cm" svg:x2="4.8cm" svg:y2="14.101cm" draw:start-shape="id26" draw:start-glue-point="0" draw:end-shape="id18" draw:end-glue-point="3" svg:d="m16900 18921v-1921h-13500v-2899h1400">
          <text:p/>
        </draw:connector>
        <draw:connector draw:style-name="gr7" draw:text-style-name="P1" draw:layer="layout" draw:line-skew="2.339cm -2.099cm" svg:x1="15.5cm" svg:y1="18.921cm" svg:x2="4.8cm" svg:y2="11.701cm" draw:start-shape="id27" draw:start-glue-point="0" draw:end-shape="id16" draw:end-glue-point="3" svg:d="m15500 18921v-921h-13300v-6299h2600">
          <text:p/>
        </draw:connector>
        <draw:connector draw:style-name="gr7" draw:text-style-name="P1" draw:layer="layout" draw:line-skew="1.539cm" svg:x1="11.3cm" svg:y1="18.921cm" svg:x2="22cm" svg:y2="14.101cm" draw:start-shape="id28" draw:start-glue-point="0" draw:end-shape="id20" draw:end-glue-point="1" svg:d="m11300 18921v-521h11201v-4299h-501">
          <text:p/>
        </draw:connector>
        <draw:connector draw:style-name="gr7" draw:text-style-name="P1" draw:layer="layout" draw:line-skew="0cm 2.299cm" svg:x1="12.7cm" svg:y1="18.921cm" svg:x2="22cm" svg:y2="11.501cm" draw:start-shape="id29" draw:start-glue-point="0" draw:end-shape="id22" draw:end-glue-point="1" svg:d="m12700 18921v-3360h12100v-4060h-2800">
          <text:p/>
        </draw:connector>
        <draw:connector draw:style-name="gr7" draw:text-style-name="P1" draw:layer="layout" draw:line-skew="2.139cm 4.099cm" svg:x1="14.1cm" svg:y1="18.921cm" svg:x2="22cm" svg:y2="8.901cm" draw:start-shape="id30" draw:start-glue-point="0" draw:end-shape="id24" draw:end-glue-point="1" svg:d="m14100 18921v-2521h12500v-7499h-4600">
          <text:p/>
        </draw:connecto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1" xml:id="id31" draw:id="id31" draw:layer="layout" svg:width="1.4cm" svg:height="1.2cm" svg:x="9.269cm" svg:y="3.936cm">
          <text:p text:style-name="P1">*a</text:p>
        </draw:rect>
        <draw:rect draw:style-name="gr1" draw:text-style-name="P1" xml:id="id33" draw:id="id33" draw:layer="layout" svg:width="1.4cm" svg:height="1.2cm" svg:x="10.669cm" svg:y="3.936cm">
          <text:p text:style-name="P1">*b</text:p>
        </draw:rect>
        <draw:rect draw:style-name="gr1" draw:text-style-name="P1" xml:id="id35" draw:id="id35" draw:layer="layout" svg:width="1.4cm" svg:height="1.2cm" svg:x="12.069cm" svg:y="3.936cm">
          <text:p text:style-name="P1">*c</text:p>
        </draw:rect>
        <draw:rect draw:style-name="gr1" draw:text-style-name="P1" xml:id="id37" draw:id="id37" draw:layer="layout" svg:width="1.4cm" svg:height="1.2cm" svg:x="13.469cm" svg:y="3.936cm">
          <text:p text:style-name="P1">*d</text:p>
        </draw:rect>
        <draw:rect draw:style-name="gr1" draw:text-style-name="P1" xml:id="id39" draw:id="id39" draw:layer="layout" svg:width="1.4cm" svg:height="1.2cm" svg:x="14.869cm" svg:y="3.936cm">
          <text:p text:style-name="P1">*e</text:p>
        </draw:rect>
        <draw:rect draw:style-name="gr1" draw:text-style-name="P1" xml:id="id41" draw:id="id41" draw:layer="layout" svg:width="1.4cm" svg:height="1.2cm" svg:x="16.269cm" svg:y="3.936cm">
          <text:p text:style-name="P1">*f</text:p>
        </draw:rect>
        <draw:custom-shape draw:style-name="gr2" draw:text-style-name="P1" xml:id="id32" draw:id="id32" draw:layer="layout" svg:width="4cm" svg:height="1.4cm" svg:x="4.8cm" svg:y="8.402cm">
          <text:p text:style-name="P1">Object A</text:p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4cm" svg:height="1.4cm" svg:x="4.8cm" svg:y="11.002cm">
          <text:p text:style-name="P1">Object B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4cm" svg:height="1.4cm" svg:x="4.8cm" svg:y="13.402cm">
          <text:p text:style-name="P1">Object C</text:p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4cm" svg:height="1.4cm" svg:x="18cm" svg:y="13.402cm">
          <text:p text:style-name="P1">Object D</text:p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4cm" svg:height="1.4cm" svg:x="18cm" svg:y="10.802cm">
          <text:p text:style-name="P1">Object E</text:p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4cm" svg:height="1.4cm" svg:x="18cm" svg:y="8.202cm">
          <text:p text:style-name="P1">Object F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39cm" svg:height="0.721cm" svg:x="9.669cm" svg:y="3.015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11.069cm" svg:y="3.015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12.469cm" svg:y="3.015cm">
          <draw:text-box>
            <text:p text:style-name="P2"><text:span text:style-name="T1">2</text:span></text:p>
          </draw:text-box>
        </draw:frame>
        <draw:frame draw:style-name="gr3" draw:text-style-name="P2" draw:layer="layout" svg:width="0.739cm" svg:height="0.721cm" svg:x="13.869cm" svg:y="3.015cm">
          <draw:text-box>
            <text:p text:style-name="P2"><text:span text:style-name="T1">3</text:span></text:p>
          </draw:text-box>
        </draw:frame>
        <draw:frame draw:style-name="gr3" draw:text-style-name="P2" draw:layer="layout" svg:width="0.739cm" svg:height="0.721cm" svg:x="15.23cm" svg:y="3.015cm">
          <draw:text-box>
            <text:p text:style-name="P2"><text:span text:style-name="T1">4</text:span></text:p>
          </draw:text-box>
        </draw:frame>
        <draw:frame draw:style-name="gr3" draw:text-style-name="P2" draw:layer="layout" svg:width="0.739cm" svg:height="0.721cm" svg:x="16.569cm" svg:y="3.015cm">
          <draw:text-box>
            <text:p text:style-name="P2"><text:span text:style-name="T1">5</text:span></text:p>
          </draw:text-box>
        </draw:frame>
        <draw:frame draw:style-name="gr4" draw:layer="layout" svg:width="2.902cm" svg:height="0.962cm" svg:x="12cm" svg:y="1.04cm">
          <draw:text-box>
            <text:p>NSArray</text:p>
          </draw:text-box>
        </draw:frame>
        <draw:connector draw:style-name="gr5" draw:text-style-name="P1" draw:layer="layout" svg:x1="9.969cm" svg:y1="5.136cm" svg:x2="8.8cm" svg:y2="9.102cm" draw:start-shape="id31" draw:start-glue-point="2" draw:end-shape="id32" draw:end-glue-point="1" svg:d="m9969 5136v3966h-1169">
          <text:p/>
        </draw:connector>
        <draw:connector draw:style-name="gr5" draw:text-style-name="P1" draw:layer="layout" svg:x1="11.369cm" svg:y1="5.136cm" svg:x2="8.8cm" svg:y2="11.702cm" draw:start-shape="id33" draw:start-glue-point="2" draw:end-shape="id34" draw:end-glue-point="1" svg:d="m11369 5136v6566h-2569">
          <text:p/>
        </draw:connector>
        <draw:connector draw:style-name="gr5" draw:text-style-name="P1" draw:layer="layout" svg:x1="12.769cm" svg:y1="5.136cm" svg:x2="8.8cm" svg:y2="14.102cm" draw:start-shape="id35" draw:start-glue-point="2" draw:end-shape="id36" draw:end-glue-point="1" svg:d="m12769 5136v8966h-3969">
          <text:p/>
        </draw:connector>
        <draw:connector draw:style-name="gr5" draw:text-style-name="P1" draw:layer="layout" svg:x1="14.169cm" svg:y1="5.136cm" svg:x2="18cm" svg:y2="14.102cm" draw:start-shape="id37" draw:start-glue-point="2" draw:end-shape="id38" draw:end-glue-point="3" svg:d="m14169 5136v8966h3831">
          <text:p/>
        </draw:connector>
        <draw:connector draw:style-name="gr5" draw:text-style-name="P1" draw:layer="layout" svg:x1="15.569cm" svg:y1="5.136cm" svg:x2="18cm" svg:y2="11.502cm" draw:start-shape="id39" draw:start-glue-point="2" draw:end-shape="id40" draw:end-glue-point="3" svg:d="m15569 5136v6366h2431">
          <text:p/>
        </draw:connector>
        <draw:connector draw:style-name="gr5" draw:text-style-name="P1" draw:layer="layout" svg:x1="16.969cm" svg:y1="5.136cm" svg:x2="18cm" svg:y2="8.902cm" draw:start-shape="id41" draw:start-glue-point="2" draw:end-shape="id42" draw:end-glue-point="3" svg:d="m16969 5136v3766h1031">
          <text:p/>
        </draw:connector>
        <draw:rect draw:style-name="gr1" draw:text-style-name="P1" xml:id="id43" draw:id="id43" draw:layer="layout" svg:width="1.4cm" svg:height="1.2cm" svg:x="4.6cm" svg:y="19.079cm">
          <text:p text:style-name="P1">*a</text:p>
        </draw:rect>
        <draw:rect draw:style-name="gr1" draw:text-style-name="P1" xml:id="id44" draw:id="id44" draw:layer="layout" svg:width="1.4cm" svg:height="1.2cm" svg:x="6cm" svg:y="19.079cm">
          <text:p text:style-name="P1">*b</text:p>
        </draw:rect>
        <draw:rect draw:style-name="gr1" draw:text-style-name="P1" xml:id="id45" draw:id="id45" draw:layer="layout" svg:width="1.4cm" svg:height="1.2cm" svg:x="7.4cm" svg:y="19.079cm">
          <text:p text:style-name="P1">*c</text:p>
        </draw:rect>
        <draw:rect draw:style-name="gr1" draw:text-style-name="P1" xml:id="id46" draw:id="id46" draw:layer="layout" svg:width="1.4cm" svg:height="1.2cm" svg:x="18cm" svg:y="19cm">
          <text:p text:style-name="P1">*d</text:p>
        </draw:rect>
        <draw:rect draw:style-name="gr1" draw:text-style-name="P1" xml:id="id47" draw:id="id47" draw:layer="layout" svg:width="1.4cm" svg:height="1.2cm" svg:x="19.4cm" svg:y="19cm">
          <text:p text:style-name="P1">*e</text:p>
        </draw:rect>
        <draw:rect draw:style-name="gr1" draw:text-style-name="P1" xml:id="id48" draw:id="id48" draw:layer="layout" svg:width="1.4cm" svg:height="1.2cm" svg:x="20.8cm" svg:y="19cm">
          <text:p text:style-name="P1">*f</text:p>
        </draw:rect>
        <draw:frame draw:style-name="gr3" draw:text-style-name="P2" draw:layer="layout" svg:width="0.739cm" svg:height="0.721cm" svg:x="5cm" svg:y="20.279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6.4cm" svg:y="20.279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7.8cm" svg:y="20.279cm">
          <draw:text-box>
            <text:p text:style-name="P2"><text:span text:style-name="T1">2</text:span></text:p>
          </draw:text-box>
        </draw:frame>
        <draw:frame draw:style-name="gr3" draw:text-style-name="P2" draw:layer="layout" svg:width="0.739cm" svg:height="0.721cm" svg:x="18.4cm" svg:y="20.2cm">
          <draw:text-box>
            <text:p text:style-name="P2"><text:span text:style-name="T1">0</text:span></text:p>
          </draw:text-box>
        </draw:frame>
        <draw:frame draw:style-name="gr3" draw:text-style-name="P2" draw:layer="layout" svg:width="0.739cm" svg:height="0.721cm" svg:x="19.761cm" svg:y="20.2cm">
          <draw:text-box>
            <text:p text:style-name="P2"><text:span text:style-name="T1">1</text:span></text:p>
          </draw:text-box>
        </draw:frame>
        <draw:frame draw:style-name="gr3" draw:text-style-name="P2" draw:layer="layout" svg:width="0.739cm" svg:height="0.721cm" svg:x="21.1cm" svg:y="20.2cm">
          <draw:text-box>
            <text:p text:style-name="P2"><text:span text:style-name="T1">2</text:span></text:p>
          </draw:text-box>
        </draw:frame>
        <draw:connector draw:style-name="gr7" draw:text-style-name="P1" draw:layer="layout" draw:line-skew="-2.899cm" svg:x1="4.6cm" svg:y1="19.679cm" svg:x2="4.8cm" svg:y2="9.102cm" draw:start-shape="id43" draw:start-glue-point="3" draw:end-shape="id32" draw:end-glue-point="3" svg:d="m4600 19679h-3400v-10577h3600">
          <text:p/>
        </draw:connector>
        <draw:connector draw:style-name="gr7" draw:text-style-name="P1" draw:layer="layout" draw:line-skew="2.659cm -1.899cm" svg:x1="6.7cm" svg:y1="19.079cm" svg:x2="4.8cm" svg:y2="11.702cm" draw:start-shape="id44" draw:start-glue-point="0" draw:end-shape="id34" draw:end-glue-point="3" svg:d="m6700 19079v-679h-4300v-6698h2400">
          <text:p/>
        </draw:connector>
        <draw:connector draw:style-name="gr7" draw:text-style-name="P1" draw:layer="layout" draw:line-skew="0.259cm -0.699cm" svg:x1="8.1cm" svg:y1="19.079cm" svg:x2="4.8cm" svg:y2="14.102cm" draw:start-shape="id45" draw:start-glue-point="0" draw:end-shape="id36" draw:end-glue-point="3" svg:d="m8100 19079v-1879h-4500v-3098h1200">
          <text:p/>
        </draw:connector>
        <draw:connector draw:style-name="gr8" draw:text-style-name="P1" draw:layer="layout" draw:line-skew="0.099cm 1.499cm" svg:x1="18.7cm" svg:y1="19cm" svg:x2="22cm" svg:y2="14.102cm" draw:start-shape="id46" draw:start-glue-point="0" draw:end-shape="id38" draw:end-glue-point="1" svg:d="m18700 19000v-2000h5300v-2898h-2000">
          <text:p/>
        </draw:connector>
        <draw:connector draw:style-name="gr8" draw:text-style-name="P1" draw:layer="layout" draw:line-skew="2.599cm 2.899cm" svg:x1="20.1cm" svg:y1="19cm" svg:x2="22cm" svg:y2="11.502cm" draw:start-shape="id47" draw:start-glue-point="0" draw:end-shape="id40" draw:end-glue-point="1" svg:d="m20100 19000v-800h5300v-6698h-3400">
          <text:p/>
        </draw:connector>
        <draw:connector draw:style-name="gr8" draw:text-style-name="P1" draw:layer="layout" draw:line-skew="3.899cm" svg:x1="22.2cm" svg:y1="19.6cm" svg:x2="22cm" svg:y2="8.902cm" draw:start-shape="id48" draw:start-glue-point="1" draw:end-shape="id42" draw:end-glue-point="1" svg:d="m22200 19600h4400v-10698h-4600">
          <text:p/>
        </draw:connecto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custom-shape draw:style-name="gr9" draw:text-style-name="P1" draw:layer="layout" svg:width="5.2cm" svg:height="1cm" svg:x="10.4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cm" svg:height="1cm" svg:x="15.6cm" svg:y="4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.2cm" svg:height="1cm" svg:x="9.2cm" svg:y="4.8cm">
          <text:p/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3cm" svg:y1="5.8cm" svg:x2="13cm" svg:y2="7cm">
          <text:p/>
        </draw:line>
        <draw:custom-shape draw:style-name="gr9" draw:text-style-name="P1" draw:layer="layout" svg:width="4.8cm" svg:height="1cm" svg:x="10.6cm" svg:y="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cm" svg:y1="8cm" svg:x2="13cm" svg:y2="9.2cm">
          <text:p/>
        </draw:line>
        <draw:line draw:style-name="gr10" draw:text-style-name="P1" draw:layer="layout" svg:x1="13cm" svg:y1="9.2cm" svg:x2="7.8cm" svg:y2="9.2cm">
          <text:p/>
        </draw:line>
        <draw:line draw:style-name="gr10" draw:text-style-name="P1" draw:layer="layout" svg:x1="7.8cm" svg:y1="9.2cm" svg:x2="7.8cm" svg:y2="5.3cm">
          <text:p/>
        </draw:line>
        <draw:line draw:style-name="gr5" draw:text-style-name="P1" draw:layer="layout" svg:x1="7.8cm" svg:y1="5.3cm" svg:x2="9.2cm" svg:y2="5.3cm">
          <text:p/>
        </draw:line>
        <draw:line draw:style-name="gr5" draw:text-style-name="P1" draw:layer="layout" svg:x1="13cm" svg:y1="2.8cm" svg:x2="13cm" svg:y2="4.8cm">
          <text:p/>
        </draw:line>
        <draw:line draw:style-name="gr10" draw:text-style-name="P1" draw:layer="layout" svg:x1="16.8cm" svg:y1="5.3cm" svg:x2="18cm" svg:y2="5.3cm">
          <text:p/>
        </draw:line>
        <draw:line draw:style-name="gr10" draw:text-style-name="P1" draw:layer="layout" svg:x1="18cm" svg:y1="5.3cm" svg:x2="18cm" svg:y2="11cm">
          <text:p/>
        </draw:line>
        <draw:line draw:style-name="gr10" draw:text-style-name="P1" draw:layer="layout" svg:x1="18cm" svg:y1="11cm" svg:x2="13cm" svg:y2="11cm">
          <text:p/>
        </draw:line>
        <draw:line draw:style-name="gr5" draw:text-style-name="P1" draw:layer="layout" svg:x1="13cm" svg:y1="11cm" svg:x2="13cm" svg:y2="12.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6T23:52:58</meta:creation-date>
    <dc:date>2013-10-07T08:47:25</dc:date>
    <meta:editing-duration>PT8H39M6S</meta:editing-duration>
    <meta:editing-cycles>2</meta:editing-cycles>
    <meta:generator>OpenOffice/4.0.0$Unix OpenOffice.org_project/400m3$Build-9702</meta:generator>
    <meta:document-statistic meta:object-count="156"/>
  </office:meta>
</office:document-meta>
</file>